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59.06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49.18mm"/>
    </style:style>
    <style:style style:name="co9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2.16mm" fo:break-before="auto" style:use-optimal-row-height="false"/>
    </style:style>
    <style:style style:name="ro13" style:family="table-row">
      <style:table-row-properties style:row-height="10.23mm" fo:break-before="auto" style:use-optimal-row-height="true"/>
    </style:style>
    <style:style style:name="ro14" style:family="table-row">
      <style:table-row-properties style:row-height="7.94mm" fo:break-before="auto" style:use-optimal-row-height="false"/>
    </style:style>
    <style:style style:name="ro15" style:family="table-row">
      <style:table-row-properties style:row-height="54.15mm" fo:break-before="auto" style:use-optimal-row-height="false"/>
    </style:style>
    <style:style style:name="ro10" style:family="table-row">
      <style:table-row-properties style:row-height="5.26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10.05mm" fo:break-before="auto" style:use-optimal-row-height="true"/>
    </style:style>
    <style:style style:name="ro16" style:family="table-row">
      <style:table-row-properties style:row-height="14.82mm" fo:break-before="auto" style:use-optimal-row-height="true"/>
    </style:style>
    <style:style style:name="ro17" style:family="table-row">
      <style:table-row-properties style:row-height="4.87mm" fo:break-before="auto" style:use-optimal-row-height="true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ta4" style:family="table" style:master-page-name="PageStyle_5f_Feature_20__23__20_Test_20_Cases">
      <style:table-properties table:display="true" style:writing-mode="lr-tb"/>
    </style:style>
    <style:style style:name="ce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5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fo:background-color="#72bf4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 Regular" fo:color="#000000" style:language-asian="zh" style:country-asian="C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0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fo:color="#000000" style:text-position="0% 100%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4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31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31"/>
        <table:table-column table:style-name="co10" table:default-cell-style-name="ce36"/>
        <table:table-column table:style-name="co11" table:number-columns-repeated="1014" table:default-cell-style-name="ce20"/>
        <table:table-row table:style-name="ro1">
          <table:table-cell table:style-name="ce19"/>
          <table:table-cell table:style-name="ce21" table:number-columns-repeated="3"/>
          <table:table-cell table:style-name="ce29"/>
          <table:table-cell table:style-name="ce21" table:number-columns-repeated="3"/>
          <table:table-cell table:style-name="ce29"/>
          <table:table-cell table:style-name="ce34"/>
          <table:table-cell table:number-columns-repeated="1014"/>
        </table:table-row>
        <table:table-row table:style-name="ro2">
          <table:table-cell table:style-name="ce19"/>
          <table:table-cell table:style-name="ce22" office:value-type="string" calcext:value-type="string">
            <text:p>Test Case ID</text:p>
          </table:table-cell>
          <table:table-cell table:style-name="ce22" office:value-type="string" calcext:value-type="string">
            <text:p>Test Name</text:p>
          </table:table-cell>
          <table:table-cell table:style-name="ce22" office:value-type="string" calcext:value-type="string">
            <text:p>Test Description</text:p>
          </table:table-cell>
          <table:table-cell table:style-name="ce30" office:value-type="string" calcext:value-type="string">
            <text:p>TC #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Actual Result</text:p>
          </table:table-cell>
          <table:table-cell table:style-name="ce30" office:value-type="string" calcext:value-type="string">
            <text:p>Status</text:p>
          </table:table-cell>
          <table:table-cell table:style-name="ce35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26" office:value-type="string" calcext:value-type="string" table:number-columns-spanned="1" table:number-rows-spanned="4">
            <text:p>Faze: tutorial</text:p>
          </table:table-cell>
          <table:table-cell table:style-name="ce26" office:value-type="string" calcext:value-type="string" table:number-columns-spanned="1" table:number-rows-spanned="4">
            <text:p><text:span text:style-name="T5">Given: </text:span><text:span text:style-name="T6">Initiates GAME ON UI</text:span></text:p>
            <text:p/>
            <text:p><text:span text:style-name="T5">When: </text:span><text:span text:style-name="T6">the nao starts</text:span></text:p>
            <text:p/>
            <text:p><text:span text:style-name="T5">Then: </text:span><text:span text:style-name="T6">Game Starts with out errors and starts tutorial explenation </text:span></text:p>
            <text:p><text:span text:style-name="T5">Prerequisite: </text:span><text:span text:style-name="T6">the ui is set up on the  site</text:span></text:p>
            <text:p/>
            <text:p><text:span text:style-name="T7">Test Data:</text:span></text:p>
            <text:p><text:span text:style-name="T8">Initiation bang gets called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User presses The Number Guessing game on the ui</text:p>
          </table:table-cell>
          <table:table-cell table:number-columns-repeated="2" table:style-name="ce32" office:value-type="string" calcext:value-type="string">
            <text:p>The nao starts explaining game</text:p>
          </table:table-cell>
          <table:table-cell table:style-name="ce51" office:value-type="string" calcext:value-type="string">
            <text:p>PASS</text:p>
          </table:table-cell>
          <table:table-cell table:style-name="ce26"/>
          <table:table-cell table:number-columns-repeated="1014"/>
        </table:table-row>
        <table:table-row table:style-name="ro10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2" calcext:value-type="float">
            <text:p>2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5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3" calcext:value-type="float">
            <text:p>3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6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3">
          <table: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26" office:value-type="string" calcext:value-type="string" table:number-columns-spanned="1" table:number-rows-spanned="4">
            <text:p>Faze: Intro</text:p>
          </table:table-cell>
          <table:table-cell table:style-name="ce26" office:value-type="string" calcext:value-type="string" table:number-columns-spanned="1" table:number-rows-spanned="4">
            <text:p><text:span text:style-name="T5">Given: </text:span><text:span text:style-name="T6">After tutorial has been compleasted</text:span></text:p>
            <text:p/>
            <text:p><text:span text:style-name="T5">When:</text:span><text:span text:style-name="T6"> I press the top of the head of nao </text:span></text:p>
            <text:p/>
            <text:p><text:span text:style-name="T5">Then: </text:span><text:span text:style-name="T6">the game starts its intro</text:span></text:p>
            <text:p/>
            <text:p><text:span text:style-name="T7">Prerequisite: </text:span></text:p>
            <text:p><text:span text:style-name="T8">The tutoral is finished being explained</text:span></text:p>
            <text:p/>
            <text:p><text:span text:style-name="T7">Test Data:</text:span></text:p>
            <text:p><text:span text:style-name="T8">Nao starts the introduction to the game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ait for tutorial finish</text:p>
          </table:table-cell>
          <table:table-cell table:style-name="ce32" office:value-type="string" calcext:value-type="string">
            <text:p>the nao prompts for head to be nao waits for head to be touched</text:p>
          </table:table-cell>
          <table:table-cell table:style-name="ce32" office:value-type="string" calcext:value-type="string">
            <text:p>nao give for head touching consent</text:p>
          </table:table-cell>
          <table:table-cell table:style-name="ce51" office:value-type="string" calcext:value-type="string">
            <text:p>PASS</text:p>
          </table:table-cell>
          <table:table-cell table:style-name="ce26"/>
          <table:table-cell table:number-columns-repeated="1014"/>
        </table:table-row>
        <table:table-row table:style-name="ro11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2" calcext:value-type="float">
            <text:p>2</text:p>
          </table:table-cell>
          <table:table-cell table:style-name="Default" office:value-type="string" calcext:value-type="string">
            <text:p>wait for nao to prompt user to touch head</text:p>
          </table:table-cell>
          <table:table-cell table:style-name="ce32" table:number-columns-repeated="2"/>
          <table:table-cell table:style-name="ce51" office:value-type="string" calcext:value-type="string">
            <text:p>PASS</text:p>
          </table:table-cell>
          <table:table-cell table:style-name="ce26"/>
          <table:table-cell table:number-columns-repeated="1014"/>
        </table:table-row>
        <table:table-row table:style-name="ro12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ser presses the top of nao head</text:p>
          </table:table-cell>
          <table:table-cell table:style-name="ce32" office:value-type="string" calcext:value-type="string">
            <text:p>intro starts </text:p>
          </table:table-cell>
          <table:table-cell table:style-name="ce32" office:value-type="string" calcext:value-type="string">
            <text:p>intro starts</text:p>
          </table:table-cell>
          <table:table-cell table:style-name="ce51" office:value-type="string" calcext:value-type="string">
            <text:p>PASS</text:p>
          </table:table-cell>
          <table:table-cell table:style-name="ce26"/>
          <table:table-cell table:number-columns-repeated="1014"/>
        </table:table-row>
        <table:table-row table:style-name="ro6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3">
          <table: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26" office:value-type="string" calcext:value-type="string" table:number-columns-spanned="1" table:number-rows-spanned="4">
            <text:p>Faze: Rand num gen</text:p>
          </table:table-cell>
          <table:table-cell table:style-name="ce26" office:value-type="string" calcext:value-type="string" table:number-columns-spanned="1" table:number-rows-spanned="4">
            <text:p><text:span text:style-name="T5">Given: </text:span><text:span text:style-name="T6">intro is compleated</text:span></text:p>
            <text:p/>
            <text:p><text:span text:style-name="T5">When: </text:span><text:span text:style-name="T6">nao tells promps user to guess the number it generated</text:span></text:p>
            <text:p/>
            <text:p><text:span text:style-name="T7">Then: Random number is ge nerated from 0-100</text:span></text:p>
            <text:p/>
            <text:p><text:span text:style-name="T7">Prerequisite: </text:span></text:p>
            <text:p><text:span text:style-name="T8">The intro is completed and nao has prompted the attemps</text:span></text:p>
            <text:p/>
            <text:p><text:span text:style-name="T7">Test Data:</text:span></text:p>
            <text:p><text:span text:style-name="T8">Number gets passed to the guessing module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ait for intro to finish</text:p>
          </table:table-cell>
          <table:table-cell table:style-name="ce32" office:value-type="string" calcext:value-type="string">
            <text:p>prompt for yessing is called</text:p>
          </table:table-cell>
          <table:table-cell table:style-name="ce32" office:value-type="string" calcext:value-type="string">
            <text:p>robots asks for a guess</text:p>
          </table:table-cell>
          <table:table-cell table:style-name="ce51" office:value-type="string" calcext:value-type="string">
            <text:p>PASS</text:p>
          </table:table-cell>
          <table:table-cell table:style-name="ce26"/>
          <table:table-cell table:number-columns-repeated="1014"/>
        </table:table-row>
        <table:table-row table:style-name="ro12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wait for nao to prompt guessing</text:p>
          </table:table-cell>
          <table:table-cell table:style-name="ce32" office:value-type="string" calcext:value-type="string">
            <text:p>gernerated number </text:p>
          </table:table-cell>
          <table:table-cell table:style-name="ce32" office:value-type="string" calcext:value-type="string">
            <text:p>number is gened</text:p>
          </table:table-cell>
          <table:table-cell table:style-name="ce51" office:value-type="string" calcext:value-type="string">
            <text:p>PASS</text:p>
          </table:table-cell>
          <table:table-cell table:style-name="ce26"/>
          <table:table-cell table:number-columns-repeated="1014"/>
        </table:table-row>
        <table:table-row table:style-name="ro12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guessing module is passed a number to store</text:p>
          </table:table-cell>
          <table:table-cell table:style-name="ce32" office:value-type="string" calcext:value-type="string">
            <text:p>guessing moduel is activated voice recon is active</text:p>
          </table:table-cell>
          <table:table-cell table:style-name="ce32" office:value-type="string" calcext:value-type="string">
            <text:p>voice and guess module is active</text:p>
          </table:table-cell>
          <table:table-cell table:style-name="ce51" office:value-type="string" calcext:value-type="string">
            <text:p>PASS</text:p>
          </table:table-cell>
          <table:table-cell table:style-name="ce26"/>
          <table:table-cell table:number-columns-repeated="1014"/>
        </table:table-row>
        <table:table-row table:style-name="ro6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1">
          <table:table-cell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 table:number-columns-spanned="1" table:number-rows-spanned="4">
            <text:p>Faze: Guess</text:p>
          </table:table-cell>
          <table:table-cell table:style-name="ce26" office:value-type="string" calcext:value-type="string" table:number-columns-spanned="1" table:number-rows-spanned="4">
            <text:p><text:span text:style-name="T5">Given: </text:span><text:span text:style-name="T6">Random number is generated and voice recon is activated</text:span></text:p>
            <text:p/>
            <text:p><text:span text:style-name="T5">When: I</text:span><text:span text:style-name="T6"> call out a number </text:span></text:p>
            <text:p/>
            <text:p><text:span text:style-name="T5">Then: </text:span><text:span text:style-name="T6">nao hints to the number if incorect if correct nao triggers the “correct” bang</text:span></text:p>
            <text:p/>
            <text:p><text:span text:style-name="T7">Prerequisite: </text:span></text:p>
            <text:p><text:span text:style-name="T8">Number is with in 0-100, has completed all previous fazes</text:span></text:p>
            <text:p/>
            <text:p><text:span text:style-name="T7">Test Data:</text:span></text:p>
            <text:p><text:span text:style-name="T8">Nao will respond to a incorect answer with a hit and a correct with the next faze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wait for voice recon ear anim </text:p>
          </table:table-cell>
          <table:table-cell office:value-type="string" calcext:value-type="string">
            <text:p>voice anim light are on</text:p>
          </table:table-cell>
          <table:table-cell office:value-type="string" calcext:value-type="string">
            <text:p>player can talk to nao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6">
          <table:table-cell/>
          <table:covered-table-cell table:number-columns-repeated="3"/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guess a number</text:p>
          </table:table-cell>
          <table:table-cell office:value-type="string" calcext:value-type="string">
            <text:p>number is procrssed and compared then hint is generated for user</text:p>
          </table:table-cell>
          <table:table-cell office:value-type="string" calcext:value-type="string">
            <text:p>number gets processed hint gets giv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2">
          <table:table-cell/>
          <table:covered-table-cell table:number-columns-repeated="3"/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if incorect wait for prompt and return to step 1</text:p>
          </table:table-cell>
          <table:table-cell office:value-type="string" calcext:value-type="string">
            <text:p>voice anim light returns to be on</text:p>
          </table:table-cell>
          <table:table-cell office:value-type="string" calcext:value-type="string">
            <text:p>player can talk to nao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2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hen correct wait for next faze</text:p>
          </table:table-cell>
          <table:table-cell table:style-name="ce32" office:value-type="string" calcext:value-type="string">
            <text:p>nao continues to next faze</text:p>
          </table:table-cell>
          <table:table-cell table:style-name="ce32" office:value-type="string" calcext:value-type="string">
            <text:p>nao continues to the applase</text:p>
          </table:table-cell>
          <table:table-cell table:style-name="ce51" office:value-type="string" calcext:value-type="string">
            <text:p>PASS</text:p>
          </table:table-cell>
          <table:table-cell table:style-name="ce26"/>
          <table:table-cell table:number-columns-repeated="1014"/>
        </table:table-row>
        <table:table-row table:style-name="ro11">
          <table:table-cell/>
          <table:table-cell office:value-type="float" office:value="4.1" calcext:value-type="float" table:number-columns-spanned="1" table:number-rows-spanned="4">
            <text:p>4.1</text:p>
          </table:table-cell>
          <table:table-cell/>
          <table:table-cell table:style-name="ce26" office:value-type="string" calcext:value-type="string" table:number-columns-spanned="1" table:number-rows-spanned="4">
            <text:p><text:span text:style-name="T5">Given: </text:span><text:span text:style-name="T6">The user guess is incorect</text:span></text:p>
            <text:p/>
            <text:p><text:span text:style-name="T5">When: </text:span><text:span text:style-name="T6">the processed answer is confirmed to be incorect by more than 5 but less than 10</text:span></text:p>
            <text:p/>
            <text:p><text:span text:style-name="T5">Then: </text:span><text:span text:style-name="T6">the failure sound activeated</text:span></text:p>
            <text:p/>
            <text:p><text:span text:style-name="T7">Prerequisite: </text:span></text:p>
            <text:p><text:span text:style-name="T8">Answer diffrence to guess is between 5-10 off</text:span></text:p>
            <text:p/>
            <text:p><text:span text:style-name="T7">Test Data:</text:span></text:p>
            <text:p><text:span text:style-name="T8">Verry hot hint is givin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verry hot</text:p>
          </table:table-cell>
          <table:table-cell office:value-type="string" calcext:value-type="string">
            <text:p>correct hint is giv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25"/>
          <table:table-cell table:style-name="ce28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1">
          <table:table-cell/>
          <table:table-cell office:value-type="float" office:value="4.2" calcext:value-type="float" table:number-columns-spanned="1" table:number-rows-spanned="4">
            <text:p>4.2</text:p>
          </table:table-cell>
          <table:table-cell/>
          <table:table-cell table:style-name="ce26" office:value-type="string" calcext:value-type="string" table:number-columns-spanned="1" table:number-rows-spanned="4">
            <text:p><text:span text:style-name="T5">Given: </text:span><text:span text:style-name="T6">The user guess is incorect</text:span></text:p>
            <text:p/>
            <text:p><text:span text:style-name="T5">When: </text:span><text:span text:style-name="T6">the processed answer is confirmed to be incorect by more than 10 but less than 15</text:span></text:p>
            <text:p/>
            <text:p><text:span text:style-name="T5">Then: </text:span><text:span text:style-name="T6">the failure sound activeated</text:span></text:p>
            <text:p/>
            <text:p><text:span text:style-name="T7">Prerequisite: </text:span></text:p>
            <text:p><text:span text:style-name="T9">Answer diffrence to guess is between 10-15</text:span><text:span text:style-name="T10"> off</text:span></text:p>
            <text:p/>
            <text:p><text:span text:style-name="T7">Test Data:</text:span></text:p>
            <text:p><text:span text:style-name="T8">Verry hot hint is givin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hot</text:p>
          </table:table-cell>
          <table:table-cell office:value-type="string" calcext:value-type="string">
            <text:p>correct hint is giv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25"/>
          <table:table-cell table:style-name="ce28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1">
          <table:table-cell/>
          <table:table-cell office:value-type="float" office:value="4.3" calcext:value-type="float" table:number-columns-spanned="1" table:number-rows-spanned="4">
            <text:p>4.3</text:p>
          </table:table-cell>
          <table:table-cell/>
          <table:table-cell table:style-name="ce26" office:value-type="string" calcext:value-type="string" table:number-columns-spanned="1" table:number-rows-spanned="4">
            <text:p><text:span text:style-name="T5">Given: </text:span><text:span text:style-name="T6">The user guess is incorect</text:span></text:p>
            <text:p/>
            <text:p><text:span text:style-name="T5">When: </text:span><text:span text:style-name="T6">the processed answer is confirmed to be incorect by more than 15 but less than 20</text:span></text:p>
            <text:p/>
            <text:p><text:span text:style-name="T5">Then: </text:span><text:span text:style-name="T6">the failure sound activeated</text:span></text:p>
            <text:p/>
            <text:p><text:span text:style-name="T7">Prerequisite: </text:span></text:p>
            <text:p><text:span text:style-name="T8">Answer diffrence to guess is between 15-20 off</text:span></text:p>
            <text:p/>
            <text:p><text:span text:style-name="T7">Test Data:</text:span></text:p>
            <text:p><text:span text:style-name="T8">Verry hot hint is givin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warm</text:p>
          </table:table-cell>
          <table:table-cell office:value-type="string" calcext:value-type="string">
            <text:p>correct hint is giv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25"/>
          <table:table-cell table:style-name="ce28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1">
          <table:table-cell/>
          <table:table-cell office:value-type="float" office:value="4.4" calcext:value-type="float" table:number-columns-spanned="1" table:number-rows-spanned="4">
            <text:p>4.4</text:p>
          </table:table-cell>
          <table:table-cell/>
          <table:table-cell table:style-name="ce26" office:value-type="string" calcext:value-type="string" table:number-columns-spanned="1" table:number-rows-spanned="4">
            <text:p><text:span text:style-name="T5">Given: </text:span><text:span text:style-name="T6">The user guess is incorect</text:span></text:p>
            <text:p/>
            <text:p><text:span text:style-name="T5">When: </text:span><text:span text:style-name="T6">the processed answer is confirmed to be incorect by more than 20 but less than 30</text:span></text:p>
            <text:p/>
            <text:p><text:span text:style-name="T5">Then: </text:span><text:span text:style-name="T6">the failure sound activeated</text:span></text:p>
            <text:p/>
            <text:p><text:span text:style-name="T7">Prerequisite: </text:span></text:p>
            <text:p><text:span text:style-name="T8">Answer diffrence to guess is between 20-30 off</text:span></text:p>
            <text:p/>
            <text:p><text:span text:style-name="T7">Test Data:</text:span></text:p>
            <text:p><text:span text:style-name="T8">Verry hot hint is givin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Tauntaun</text:p>
          </table:table-cell>
          <table:table-cell office:value-type="string" calcext:value-type="string">
            <text:p>correct hint is giv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25"/>
          <table:table-cell table:style-name="ce28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1">
          <table:table-cell/>
          <table:table-cell office:value-type="float" office:value="4.5" calcext:value-type="float" table:number-columns-spanned="1" table:number-rows-spanned="4">
            <text:p>4.5</text:p>
          </table:table-cell>
          <table:table-cell/>
          <table:table-cell table:style-name="ce26" office:value-type="string" calcext:value-type="string" table:number-columns-spanned="1" table:number-rows-spanned="4">
            <text:p><text:span text:style-name="T5">Given: </text:span><text:span text:style-name="T6">The user guess is incorect</text:span></text:p>
            <text:p/>
            <text:p><text:span text:style-name="T5">When: </text:span><text:span text:style-name="T6">the processed answer is confirmed to be incorect by more than 30 but less than 40</text:span></text:p>
            <text:p/>
            <text:p><text:span text:style-name="T5">Then: </text:span><text:span text:style-name="T6">the failure sound activeated</text:span></text:p>
            <text:p/>
            <text:p><text:span text:style-name="T7">Prerequisite: </text:span></text:p>
            <text:p><text:span text:style-name="T8">Answer diffrence to guess is between 30-40 off</text:span></text:p>
            <text:p/>
            <text:p><text:span text:style-name="T7">Test Data:</text:span></text:p>
            <text:p><text:span text:style-name="T8">Verry hot hint is givin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room temp</text:p>
          </table:table-cell>
          <table:table-cell office:value-type="string" calcext:value-type="string">
            <text:p>correct hint is giv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25"/>
          <table:table-cell table:style-name="ce28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1">
          <table:table-cell/>
          <table:table-cell office:value-type="float" office:value="4.6" calcext:value-type="float" table:number-columns-spanned="1" table:number-rows-spanned="4">
            <text:p>4.6</text:p>
          </table:table-cell>
          <table:table-cell/>
          <table:table-cell table:style-name="ce26" office:value-type="string" calcext:value-type="string" table:number-columns-spanned="1" table:number-rows-spanned="4">
            <text:p><text:span text:style-name="T5">Given: </text:span><text:span text:style-name="T6">The user guess is incorect</text:span></text:p>
            <text:p/>
            <text:p><text:span text:style-name="T5">When: </text:span><text:span text:style-name="T6">the processed answer is confirmed to be incorect by more than 40 but less than 50</text:span></text:p>
            <text:p/>
            <text:p><text:span text:style-name="T5">Then: </text:span><text:span text:style-name="T6">the failure sound activeated</text:span></text:p>
            <text:p/>
            <text:p><text:span text:style-name="T7">Prerequisite: </text:span></text:p>
            <text:p><text:span text:style-name="T8">Answer diffrence to guess is between 40-50 off</text:span></text:p>
            <text:p/>
            <text:p><text:span text:style-name="T7">Test Data:</text:span></text:p>
            <text:p><text:span text:style-name="T8">Verry hot hint is givin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Cool</text:p>
          </table:table-cell>
          <table:table-cell office:value-type="string" calcext:value-type="string">
            <text:p>correct hint is giv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25"/>
          <table:table-cell table:style-name="ce28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2">
          <table:table-cell/>
          <table:table-cell office:value-type="float" office:value="4.7" calcext:value-type="float" table:number-columns-spanned="1" table:number-rows-spanned="4">
            <text:p>4.7</text:p>
          </table:table-cell>
          <table:table-cell/>
          <table:table-cell table:style-name="ce26" office:value-type="string" calcext:value-type="string" table:number-columns-spanned="1" table:number-rows-spanned="4">
            <text:p><text:span text:style-name="T5">Given: </text:span><text:span text:style-name="T6">incorect answer is less than 5 and previous answer is firther than previous</text:span></text:p>
            <text:p/>
            <text:p><text:span text:style-name="T5">When: </text:span><text:span text:style-name="T6">the answer is 4 and previous is 3</text:span></text:p>
            <text:p><text:span text:style-name="T5">Then: </text:span><text:span text:style-name="T6">the robot will ganerate hint</text:span></text:p>
            <text:p/>
            <text:p><text:span text:style-name="T7">Prerequisite: </text:span></text:p>
            <text:p><text:span text:style-name="T8">The guess is firther to answer than the previous guess</text:span></text:p>
            <text:p/>
            <text:p><text:span text:style-name="T7">Test Data:</text:span></text:p>
            <text:p><text:span text:style-name="T8">Colder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nswer 3</text:p>
          </table:table-cell>
          <table:table-cell table:number-columns-repeated="2" office:value-type="string" calcext:value-type="string">
            <text:p>nao will say 3 and will say scolding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0">
          <table:table-cell/>
          <table:covered-table-cell/>
          <table:table-cell/>
          <table:covered-table-cell/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wait for response</text:p>
          </table:table-cell>
          <table:table-cell table:number-columns-repeated="1018"/>
        </table:table-row>
        <table:table-row table:style-name="ro12">
          <table:table-cell/>
          <table:covered-table-cell/>
          <table:table-cell/>
          <table:covered-table-cell/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Answer 1</text:p>
          </table:table-cell>
          <table:table-cell table:number-columns-repeated="2" office:value-type="string" calcext:value-type="string">
            <text:p>nao will say 1 and will say colder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/>
          <table:covered-table-cell table:style-name="ce25"/>
          <table:table-cell table:style-name="ce28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2">
          <table:table-cell/>
          <table:table-cell office:value-type="float" office:value="4.8" calcext:value-type="float" table:number-columns-spanned="1" table:number-rows-spanned="4">
            <text:p>4.8</text:p>
          </table:table-cell>
          <table:table-cell/>
          <table:table-cell table:style-name="ce26" office:value-type="string" calcext:value-type="string" table:number-columns-spanned="1" table:number-rows-spanned="4">
            <text:p><text:span text:style-name="T5">Given: </text:span><text:span text:style-name="T6">incorect answer is less than 5 and previous answer is closer than previous</text:span></text:p>
            <text:p/>
            <text:p><text:span text:style-name="T5">When: </text:span><text:span text:style-name="T6">the answer is 4 and previous is 1</text:span></text:p>
            <text:p><text:span text:style-name="T5">Then: </text:span><text:span text:style-name="T6">the robot will ganerate hint</text:span></text:p>
            <text:p/>
            <text:p><text:span text:style-name="T7">Prerequisite: </text:span></text:p>
            <text:p><text:span text:style-name="T8">The guess is closer to answer than the previous guess</text:span></text:p>
            <text:p/>
            <text:p><text:span text:style-name="T7">Test Data:</text:span></text:p>
            <text:p><text:span text:style-name="T8">Hoter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nswer 1</text:p>
          </table:table-cell>
          <table:table-cell table:number-columns-repeated="2" office:value-type="string" calcext:value-type="string">
            <text:p>nao will say 1 and will say scolding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/>
          <table:covered-table-cell/>
          <table:table-cell/>
          <table:covered-table-cell/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wait for response</text:p>
          </table:table-cell>
          <table:table-cell table:number-columns-repeated="1018"/>
        </table:table-row>
        <table:table-row table:style-name="ro12">
          <table:table-cell/>
          <table:covered-table-cell/>
          <table:table-cell/>
          <table:covered-table-cell/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Answer 3</text:p>
          </table:table-cell>
          <table:table-cell table:number-columns-repeated="2" office:value-type="string" calcext:value-type="string">
            <text:p>nao will say 3 and will say colder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/>
          <table:covered-table-cell table:style-name="ce25"/>
          <table:table-cell table:style-name="ce28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2">
          <table:table-cell/>
          <table:table-cell office:value-type="float" office:value="4.9" calcext:value-type="float" table:number-columns-spanned="1" table:number-rows-spanned="4">
            <text:p>4.9</text:p>
          </table:table-cell>
          <table:table-cell office:value-type="string" calcext:value-type="string" table:number-columns-spanned="1" table:number-rows-spanned="4">
            <text:p>Faze: Correct Answer</text:p>
          </table:table-cell>
          <table:table-cell table:style-name="ce26" office:value-type="string" calcext:value-type="string" table:number-columns-spanned="1" table:number-rows-spanned="4">
            <text:p><text:span text:style-name="T5">Given: </text:span><text:span text:style-name="T6">user guesses the correct number</text:span></text:p>
            <text:p/>
            <text:p><text:span text:style-name="T5">When: </text:span><text:span text:style-name="T6">the “correct” bang gets triggered on he guessing module</text:span></text:p>
            <text:p/>
            <text:p><text:span text:style-name="T5">Then: </text:span><text:span text:style-name="T6">nao cheers player then asks if player wants to play again</text:span></text:p>
            <text:p/>
            <text:p><text:span text:style-name="T7">Prerequisite: </text:span></text:p>
            <text:p><text:span text:style-name="T8">The correct answer had been entered</text:span></text:p>
            <text:p/>
            <text:p><text:span text:style-name="T7">Test Data:</text:span></text:p>
            <text:p><text:span text:style-name="T8">“correct” = true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user guesses correct answer </text:p>
          </table:table-cell>
          <table:table-cell office:value-type="string" calcext:value-type="string">
            <text:p>nao claps and playes the cheer audio</text:p>
          </table:table-cell>
          <table:table-cell office:value-type="string" calcext:value-type="string">
            <text:p>nao cheers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2">
          <table:table-cell/>
          <table:covered-table-cell table:number-columns-repeated="3"/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user waits for end faze to inisilize</text:p>
          </table:table-cell>
          <table:table-cell office:value-type="string" calcext:value-type="string">
            <text:p>nao promps user if they want to play again</text:p>
          </table:table-cell>
          <table:table-cell office:value-type="string" calcext:value-type="string">
            <text:p>nao asks if player wants to play aga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/>
          <table:covered-table-cell table:number-columns-repeated="3"/>
          <table:table-cell table:style-name="ce23" office:value-type="float" office:value="3" calcext:value-type="float">
            <text:p>3</text:p>
          </table:table-cell>
          <table:table-cell table:number-columns-repeated="3"/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2">
          <table:table-cell/>
          <table:table-cell table:style-name="Default" office:value-type="float" office:value="5" calcext:value-type="float" table:number-columns-spanned="1" table:number-rows-spanned="4">
            <text:p>5</text:p>
          </table:table-cell>
          <table:table-cell office:value-type="string" calcext:value-type="string" table:number-columns-spanned="1" table:number-rows-spanned="4">
            <text:p>Faze: End Game</text:p>
          </table:table-cell>
          <table:table-cell table:style-name="ce26" office:value-type="string" calcext:value-type="string" table:number-columns-spanned="1" table:number-rows-spanned="4">
            <text:p><text:span text:style-name="T5">Given: </text:span><text:span text:style-name="T6">end game faze is initiated </text:span></text:p>
            <text:p/>
            <text:p><text:span text:style-name="T5">When: </text:span><text:span text:style-name="T6">nao is finished clapping and cheering</text:span></text:p>
            <text:p/>
            <text:p><text:span text:style-name="T5">Then: </text:span><text:span text:style-name="T6">nao promps for user to contine</text:span></text:p>
            <text:p/>
            <text:p><text:span text:style-name="T7">Prerequisite: </text:span></text:p>
            <text:p><text:span text:style-name="T8">Previous faze is compleasted</text:span></text:p>
            <text:p/>
            <text:p><text:span text:style-name="T7">Test Data:</text:span></text:p>
            <text:p><text:span text:style-name="T8">Nao voice recon anim playes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the user waits for cheeing to conclude </text:p>
          </table:table-cell>
          <table:table-cell office:value-type="string" calcext:value-type="string">
            <text:p>next prompt is called </text:p>
          </table:table-cell>
          <table:table-cell office:value-type="string" calcext:value-type="string">
            <text:p>prompt called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6">
          <table:table-cell/>
          <table:covered-table-cell table:style-name="Default"/>
          <table:covered-table-cell table:number-columns-repeated="2"/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the user waits for nao to pompt for the continuation of the game.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user can aswer the questio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0">
          <table:table-cell/>
          <table:covered-table-cell table:style-name="Default"/>
          <table:covered-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Default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2"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aze: Play Again</text:p>
          </table:table-cell>
          <table:table-cell table:style-name="ce26" office:value-type="string" calcext:value-type="string" table:number-columns-spanned="1" table:number-rows-spanned="4">
            <text:p><text:span text:style-name="T5">Given: </text:span><text:span text:style-name="T6">player is prompted to continue</text:span></text:p>
            <text:p/>
            <text:p><text:span text:style-name="T5">When: I</text:span><text:span text:style-name="T6"> say “yes” </text:span></text:p>
            <text:p/>
            <text:p><text:span text:style-name="T5">Then: </text:span><text:span text:style-name="T6">now goes back to first faze </text:span></text:p>
            <text:p/>
            <text:p><text:span text:style-name="T7">Prerequisite: </text:span></text:p>
            <text:p><text:span text:style-name="T8">All previous fazes have been completed</text:span></text:p>
            <text:p/>
            <text:p><text:span text:style-name="T7">Test Data:</text:span></text:p>
            <text:p><text:span text:style-name="T8">The game restarts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player waits for play again prompt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voice is active for user to answer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2">
          <table:table-cell/>
          <table:covered-table-cell table:number-columns-repeated="3"/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player answers Yes </text:p>
          </table:table-cell>
          <table:table-cell office:value-type="string" calcext:value-type="string">
            <text:p>Game Starts up again back to the first faze</text:p>
          </table:table-cell>
          <table:table-cell office:value-type="string" calcext:value-type="string">
            <text:p>game starts aga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0">
          <table:table-cell/>
          <table:covered-table-cell table:number-columns-repeated="3"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2"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aze: Play Again</text:p>
          </table:table-cell>
          <table:table-cell table:style-name="ce26" office:value-type="string" calcext:value-type="string" table:number-columns-spanned="1" table:number-rows-spanned="4">
            <text:p><text:span text:style-name="T5">Given: </text:span><text:span text:style-name="T6">player is prompted to continue</text:span></text:p>
            <text:p/>
            <text:p><text:span text:style-name="T5">When: I</text:span><text:span text:style-name="T6"> say “no” </text:span></text:p>
            <text:p/>
            <text:p><text:span text:style-name="T5">Then: </text:span><text:span text:style-name="T6">now goes back to ui and ends</text:span></text:p>
            <text:p/>
            <text:p><text:span text:style-name="T7">Prerequisite: </text:span></text:p>
            <text:p><text:span text:style-name="T8">All previous fazes have been completed</text:span></text:p>
            <text:p/>
            <text:p><text:span text:style-name="T7">Test Data:</text:span></text:p>
            <text:p><text:span text:style-name="T8">The game restarts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player waits for play again prompt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voice is active for user to answer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/>
          <table:covered-table-cell table:number-columns-repeated="3"/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player answers no </text:p>
          </table:table-cell>
          <table:table-cell office:value-type="string" calcext:value-type="string">
            <text:p>closes</text:p>
          </table:table-cell>
          <table:table-cell office:value-type="string" calcext:value-type="string">
            <text:p>game starts again</text:p>
          </table:table-cell>
          <table:table-cell table:style-name="ce51"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/>
          <table:covered-table-cell table:number-columns-repeated="3"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1">
          <table:table-cell table:number-columns-repeated="3"/>
          <table:table-cell table:style-name="ce26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9"/>
        </table:table-row>
        <table:table-row table:style-name="ro11">
          <table:table-cell table:number-columns-repeated="3"/>
          <table:covered-table-cell/>
          <table:table-cell table:style-name="ce23" office:value-type="float" office:value="2" calcext:value-type="float">
            <text:p>2</text:p>
          </table:table-cell>
          <table:table-cell table:number-columns-repeated="1019"/>
        </table:table-row>
        <table:table-row table:style-name="ro11">
          <table:table-cell table:number-columns-repeated="3"/>
          <table:covered-table-cell/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25"/>
          <table:table-cell table:style-name="ce28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17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31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31"/>
        <table:table-column table:style-name="co10" table:default-cell-style-name="ce36"/>
        <table:table-column table:style-name="co11" table:number-columns-repeated="1014" table:default-cell-style-name="ce20"/>
        <table:table-row table:style-name="ro1">
          <table:table-cell table:style-name="ce19"/>
          <table:table-cell table:style-name="ce21" table:number-columns-repeated="3"/>
          <table:table-cell table:style-name="ce29"/>
          <table:table-cell table:style-name="ce21" table:number-columns-repeated="3"/>
          <table:table-cell table:style-name="ce29"/>
          <table:table-cell table:style-name="ce34"/>
          <table:table-cell table:number-columns-repeated="1014"/>
        </table:table-row>
        <table:table-row table:style-name="ro2">
          <table:table-cell table:style-name="ce19"/>
          <table:table-cell table:style-name="ce22" office:value-type="string" calcext:value-type="string">
            <text:p>Test Case ID</text:p>
          </table:table-cell>
          <table:table-cell table:style-name="ce22" office:value-type="string" calcext:value-type="string">
            <text:p>Test Name</text:p>
          </table:table-cell>
          <table:table-cell table:style-name="ce22" office:value-type="string" calcext:value-type="string">
            <text:p>Test Description</text:p>
          </table:table-cell>
          <table:table-cell table:style-name="ce30" office:value-type="string" calcext:value-type="string">
            <text:p>TC #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Actual Result</text:p>
          </table:table-cell>
          <table:table-cell table:style-name="ce30" office:value-type="string" calcext:value-type="string">
            <text:p>Status</text:p>
          </table:table-cell>
          <table:table-cell table:style-name="ce35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23" table:number-columns-spanned="1" table:number-rows-spanned="4"/>
          <table:table-cell table:style-name="ce26" table:number-columns-spanned="1" table:number-rows-spanned="4"/>
          <table:table-cell table:style-name="ce26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5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2" calcext:value-type="float">
            <text:p>2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5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3" calcext:value-type="float">
            <text:p>3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6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3">
          <table:table-cell/>
          <table:table-cell table:style-name="ce23" table:number-columns-spanned="1" table:number-rows-spanned="4"/>
          <table:table-cell table:style-name="ce26" table:number-columns-spanned="1" table:number-rows-spanned="4"/>
          <table:table-cell table:style-name="ce26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5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2" calcext:value-type="float">
            <text:p>2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5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3" calcext:value-type="float">
            <text:p>3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6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3">
          <table:table-cell/>
          <table:table-cell table:style-name="ce23" table:number-columns-spanned="1" table:number-rows-spanned="4"/>
          <table:table-cell table:style-name="ce26" table:number-columns-spanned="1" table:number-rows-spanned="4"/>
          <table:table-cell table:style-name="ce26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7">Prerequisite: </text:span></text:p>
            <text:p><text:span text:style-name="T8">xxxx</text:span></text:p>
            <text:p/>
            <text:p><text:span text:style-name="T7">Test Data:</text:span></text:p>
            <text:p><text:span text:style-name="T8">xxxx</text:span></text:p>
          </table:table-cell>
          <table:table-cell table:style-name="ce23" office:value-type="float" office:value="1" calcext:value-type="float">
            <text:p>1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5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2" calcext:value-type="float">
            <text:p>2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5">
          <table:table-cell/>
          <table:covered-table-cell table:style-name="ce24"/>
          <table:covered-table-cell table:number-columns-repeated="2" table:style-name="ce27"/>
          <table:table-cell table:style-name="ce23" office:value-type="float" office:value="3" calcext:value-type="float">
            <text:p>3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6">
          <table:table-cell/>
          <table:covered-table-cell table:style-name="ce25"/>
          <table:covered-table-cell table:number-columns-repeated="2" table:style-name="ce28"/>
          <table:table-cell table:style-name="ce23" office:value-type="float" office:value="4" calcext:value-type="float">
            <text:p>4</text:p>
          </table:table-cell>
          <table:table-cell table:style-name="ce32" table:number-columns-repeated="4"/>
          <table:table-cell table:style-name="ce26"/>
          <table:table-cell table:number-columns-repeated="101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3">
        <table:table-column table:style-name="co1" table:default-cell-style-name="ce20"/>
        <table:table-column table:style-name="co11" table:default-cell-style-name="ce20"/>
        <table:table-column table:style-name="co2" table:default-cell-style-name="ce20"/>
        <table:table-column table:style-name="co4" table:default-cell-style-name="ce20"/>
        <table:table-column table:style-name="co5" table:default-cell-style-name="ce31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31"/>
        <table:table-column table:style-name="co11" table:number-columns-repeated="1015" table:default-cell-style-name="ce20"/>
        <table:table-row table:style-name="ro13">
          <table:table-cell/>
          <table:table-cell table:style-name="ce21"/>
          <table:table-cell table:style-name="ce22" office:value-type="string" calcext:value-type="string">
            <text:p>Test ID</text:p>
          </table:table-cell>
          <table:table-cell table:style-name="ce22" office:value-type="string" calcext:value-type="string">
            <text:p>Test Description/Scenario</text:p>
          </table:table-cell>
          <table:table-cell table:style-name="ce30" office:value-type="string" calcext:value-type="string">
            <text:p>TC #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Actual Result</text:p>
          </table:table-cell>
          <table:table-cell table:style-name="ce30" office:value-type="string" calcext:value-type="string">
            <text:p>Status</text:p>
          </table:table-cell>
          <table:table-cell table:number-columns-repeated="1015"/>
        </table:table-row>
        <table:table-row table:style-name="ro13">
          <table:table-cell/>
          <table:table-cell table:style-name="ce23" office:value-type="string" calcext:value-type="string" table:number-columns-spanned="1" table:number-rows-spanned="4">
            <text:p>Positive Test Case</text:p>
          </table:table-cell>
          <table:table-cell table:style-name="ce23" office:value-type="float" office:value="1.01" calcext:value-type="float" table:number-columns-spanned="1" table:number-rows-spanned="4">
            <text:p>1.01</text:p>
          </table:table-cell>
          <table:table-cell table:style-name="ce26" office:value-type="string" calcext:value-type="string" table:number-columns-spanned="1" table:number-rows-spanned="4">
            <text:p><text:span text:style-name="T5">Given:</text:span><text:span text:style-name="T6"> my unique facebook username has been registered.</text:span></text:p>
            <text:p/>
            <text:p><text:span text:style-name="T5">When:</text:span><text:span text:style-name="T6"> I attempt to login using this username via the Facebook</text:span></text:p>
            <text:p><text:span text:style-name="T8">logon page.</text:span></text:p>
            <text:p/>
            <text:p><text:span text:style-name="T5">Then:</text:span><text:span text:style-name="T6"> Facebook account opens up without any errors or warnings.</text:span></text:p>
            <text:p/>
            <text:p><text:span text:style-name="T5">Prerequisite</text:span><text:span text:style-name="T6">: </text:span></text:p>
            <text:p><text:span text:style-name="T8">Customer has been registered.</text:span></text:p>
            <text:p/>
            <text:p><text:span text:style-name="T7">Test Data:</text:span></text:p>
            <text:p><text:span text:style-name="T8">Customer Number.</text:span></text:p>
            <text:p><text:span text:style-name="T8">Facebook URL</text:span></text:p>
            <text:p/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Open your Browser, and enter URL 'Facebook.com'</text:p>
          </table:table-cell>
          <table:table-cell table:style-name="ce32" office:value-type="string" calcext:value-type="string">
            <text:p>Facebook logon page appears</text:p>
          </table:table-cell>
          <table:table-cell table:style-name="ce32" office:value-type="string" calcext:value-type="string">
            <text:p>Logon page appears </text:p>
          </table:table-cell>
          <table:table-cell table:style-name="ce56" office:value-type="string" calcext:value-type="string">
            <text:p>Pass</text:p>
          </table:table-cell>
          <table:table-cell table:number-columns-repeated="1015"/>
        </table:table-row>
        <table:table-row table:style-name="ro13">
          <table:table-cell/>
          <table:covered-table-cell table:number-columns-repeated="2" table:style-name="ce24"/>
          <table:covered-table-cell table:style-name="ce27"/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nter your username in the field</text:p>
          </table:table-cell>
          <table:table-cell table:style-name="ce32" office:value-type="string" calcext:value-type="string">
            <text:p>Username is entered</text:p>
          </table:table-cell>
          <table:table-cell table:style-name="ce32" office:value-type="string" calcext:value-type="string">
            <text:p>Name entered 'JFX272'</text:p>
          </table:table-cell>
          <table:table-cell table:style-name="ce56" office:value-type="string" calcext:value-type="string">
            <text:p>Pass</text:p>
          </table:table-cell>
          <table:table-cell table:number-columns-repeated="1015"/>
        </table:table-row>
        <table:table-row table:style-name="ro14">
          <table:table-cell/>
          <table:covered-table-cell table:number-columns-repeated="2" table:style-name="ce24"/>
          <table:covered-table-cell table:style-name="ce27"/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Enter your Password </text:p>
          </table:table-cell>
          <table:table-cell table:style-name="ce32" office:value-type="string" calcext:value-type="string">
            <text:p>Password is entered</text:p>
          </table:table-cell>
          <table:table-cell table:style-name="ce32" office:value-type="string" calcext:value-type="string">
            <text:p>Password entered</text:p>
          </table:table-cell>
          <table:table-cell table:style-name="ce56" office:value-type="string" calcext:value-type="string">
            <text:p>Pass</text:p>
          </table:table-cell>
          <table:table-cell table:number-columns-repeated="1015"/>
        </table:table-row>
        <table:table-row table:style-name="ro15">
          <table:table-cell/>
          <table:covered-table-cell table:number-columns-repeated="2" table:style-name="ce25"/>
          <table:covered-table-cell table:style-name="ce28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Click [Login] button</text:p>
          </table:table-cell>
          <table:table-cell table:style-name="ce32" office:value-type="string" calcext:value-type="string">
            <text:p>User is successfully logged into the Facebook account </text:p>
          </table:table-cell>
          <table:table-cell table:style-name="ce32" office:value-type="string" calcext:value-type="string">
            <text:p>Account opened as expected</text:p>
          </table:table-cell>
          <table:table-cell table:style-name="ce56" office:value-type="string" calcext:value-type="string">
            <text:p>Pass</text:p>
          </table:table-cell>
          <table:table-cell table:number-columns-repeated="101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4:47:37.494702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5T14:53:05.739177710</dc:date>
    <meta:generator>LibreOffice/6.0.3.2$Linux_X86_64 LibreOffice_project/00m0$Build-2</meta:generator>
    <meta:editing-duration>PT2H13M34S</meta:editing-duration>
    <meta:editing-cycles>9</meta:editing-cycles>
    <meta:document-statistic meta:table-count="3" meta:cell-count="28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